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4d99" officeooo:paragraph-rsid="00174d99"/>
    </style:style>
    <style:style style:name="P2" style:family="paragraph" style:parent-style-name="Standard">
      <style:text-properties officeooo:rsid="00174d99" officeooo:paragraph-rsid="0016e0e2"/>
    </style:style>
    <style:style style:name="P3" style:family="paragraph" style:parent-style-name="Standard">
      <style:paragraph-properties fo:text-align="center" style:justify-single-word="false"/>
      <style:text-properties officeooo:rsid="00174d99" officeooo:paragraph-rsid="001b2c99"/>
    </style:style>
    <style:style style:name="P4" style:family="paragraph" style:parent-style-name="Standard">
      <style:text-properties officeooo:rsid="001b2c99" officeooo:paragraph-rsid="001b2c99"/>
    </style:style>
    <style:style style:name="P5" style:family="paragraph" style:parent-style-name="Standard">
      <style:paragraph-properties fo:text-align="center" style:justify-single-word="false"/>
      <style:text-properties officeooo:rsid="0023aac2" officeooo:paragraph-rsid="0023aac2"/>
    </style:style>
    <style:style style:name="P6" style:family="paragraph" style:parent-style-name="Standard">
      <style:paragraph-properties fo:text-align="center" style:justify-single-word="false"/>
      <style:text-properties officeooo:rsid="0023aac2" officeooo:paragraph-rsid="00555931"/>
    </style:style>
    <style:style style:name="P7" style:family="paragraph" style:parent-style-name="Standard">
      <style:paragraph-properties fo:text-align="start" style:justify-single-word="false"/>
      <style:text-properties officeooo:rsid="0023aac2" officeooo:paragraph-rsid="0023aac2"/>
    </style:style>
    <style:style style:name="P8" style:family="paragraph" style:parent-style-name="Standard">
      <style:text-properties fo:font-size="16pt" officeooo:rsid="00174d99" officeooo:paragraph-rsid="00174d99" style:font-size-asian="16pt" style:font-size-complex="16pt"/>
    </style:style>
    <style:style style:name="P9" style:family="paragraph" style:parent-style-name="Standard">
      <style:text-properties fo:font-size="16pt" officeooo:rsid="00174d99" officeooo:paragraph-rsid="003ddc9c" style:font-size-asian="16pt" style:font-size-complex="16pt"/>
    </style:style>
    <style:style style:name="P10" style:family="paragraph" style:parent-style-name="Standard">
      <style:text-properties fo:font-size="16pt" officeooo:rsid="001e936f" officeooo:paragraph-rsid="001e936f" style:font-size-asian="16pt" style:font-size-complex="16pt"/>
    </style:style>
    <style:style style:name="P11" style:family="paragraph" style:parent-style-name="Standard">
      <style:text-properties fo:font-size="16pt" officeooo:rsid="001e936f" officeooo:paragraph-rsid="00174d99" style:font-size-asian="16pt" style:font-size-complex="16pt"/>
    </style:style>
    <style:style style:name="P12" style:family="paragraph" style:parent-style-name="Standard">
      <style:text-properties fo:font-size="16pt" officeooo:rsid="0018a5fd" officeooo:paragraph-rsid="0018a5fd" style:font-size-asian="16pt" style:font-size-complex="16pt"/>
    </style:style>
    <style:style style:name="P13" style:family="paragraph" style:parent-style-name="Standard">
      <style:text-properties fo:font-size="16pt" officeooo:rsid="003ddc9c" officeooo:paragraph-rsid="003ddc9c" style:font-size-asian="16pt" style:font-size-complex="16pt"/>
    </style:style>
    <style:style style:name="P14" style:family="paragraph" style:parent-style-name="Standard">
      <style:text-properties fo:font-size="16pt" officeooo:rsid="003ddc9c" officeooo:paragraph-rsid="0044fdde" style:font-size-asian="16pt" style:font-size-complex="16pt"/>
    </style:style>
    <style:style style:name="P15" style:family="paragraph" style:parent-style-name="Standard">
      <style:text-properties fo:font-size="16pt" officeooo:rsid="003f99f7" officeooo:paragraph-rsid="003f99f7" style:font-size-asian="16pt" style:font-size-complex="16pt"/>
    </style:style>
    <style:style style:name="P16" style:family="paragraph" style:parent-style-name="Standard">
      <style:text-properties fo:font-size="16pt" officeooo:rsid="00422a1e" officeooo:paragraph-rsid="00422a1e" style:font-size-asian="16pt" style:font-size-complex="16pt"/>
    </style:style>
    <style:style style:name="P17" style:family="paragraph" style:parent-style-name="Standard">
      <style:text-properties fo:font-size="16pt" officeooo:rsid="00422a1e" officeooo:paragraph-rsid="004344d1" style:font-size-asian="16pt" style:font-size-complex="16pt"/>
    </style:style>
    <style:style style:name="P18" style:family="paragraph" style:parent-style-name="Standard">
      <style:text-properties fo:font-size="16pt" officeooo:rsid="0045ceb4" officeooo:paragraph-rsid="004a7ce5" style:font-size-asian="16pt" style:font-size-complex="16pt"/>
    </style:style>
    <style:style style:name="P19" style:family="paragraph" style:parent-style-name="Standard">
      <style:text-properties fo:font-size="16pt" officeooo:rsid="004a4321" officeooo:paragraph-rsid="004a4321" style:font-size-asian="16pt" style:font-size-complex="16pt"/>
    </style:style>
    <style:style style:name="P20" style:family="paragraph" style:parent-style-name="Standard">
      <style:text-properties fo:font-size="16pt" officeooo:rsid="004a7ce5" officeooo:paragraph-rsid="004a7ce5" style:font-size-asian="16pt" style:font-size-complex="16pt"/>
    </style:style>
    <style:style style:name="P21" style:family="paragraph" style:parent-style-name="Standard">
      <style:text-properties fo:font-size="16pt" officeooo:rsid="004e15ba" officeooo:paragraph-rsid="004e15ba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6pt" officeooo:rsid="004e15ba" officeooo:paragraph-rsid="004e15ba" style:font-size-asian="16pt" style:font-size-complex="16pt"/>
    </style:style>
    <style:style style:name="P23" style:family="paragraph" style:parent-style-name="Standard">
      <style:text-properties fo:font-size="16pt" officeooo:rsid="004e15ba" officeooo:paragraph-rsid="00518807" style:font-size-asian="16pt" style:font-size-complex="16pt"/>
    </style:style>
    <style:style style:name="P24" style:family="paragraph" style:parent-style-name="Standard">
      <style:text-properties fo:font-size="16pt" officeooo:rsid="0050126a" officeooo:paragraph-rsid="0050126a" style:font-size-asian="16pt" style:font-size-complex="16pt"/>
    </style:style>
    <style:style style:name="P25" style:family="paragraph" style:parent-style-name="Standard">
      <style:text-properties fo:font-size="16pt" officeooo:rsid="0051b589" officeooo:paragraph-rsid="0051b589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fo:font-size="16pt" officeooo:rsid="0051b589" officeooo:paragraph-rsid="0051b589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1b2c99" officeooo:paragraph-rsid="002c69b7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bold" officeooo:rsid="00304447" officeooo:paragraph-rsid="00174d99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2c69b7" officeooo:paragraph-rsid="002c69b7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normal" officeooo:rsid="003cd505" officeooo:paragraph-rsid="003cd505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412916" officeooo:paragraph-rsid="001e936f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45ceb4" officeooo:paragraph-rsid="0045ceb4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normal" officeooo:rsid="0046d9a4" officeooo:paragraph-rsid="003cd505" style:font-size-asian="16pt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normal" officeooo:rsid="0046d9a4" officeooo:paragraph-rsid="0046d9a4" style:font-size-asian="16pt" style:font-weight-asian="normal" style:font-size-complex="16pt" style:font-weight-complex="normal"/>
    </style:style>
    <style:style style:name="P35" style:family="paragraph" style:parent-style-name="Standard">
      <style:text-properties fo:font-size="16pt" fo:font-weight="normal" officeooo:rsid="0046d9a4" officeooo:paragraph-rsid="004a4321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fo:font-weight="normal" officeooo:rsid="0046d9a4" officeooo:paragraph-rsid="004a4321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6pt" fo:font-style="italic" fo:font-weight="normal" officeooo:rsid="0046d9a4" officeooo:paragraph-rsid="0046d9a4" style:font-size-asian="16pt" style:font-style-asian="italic" style:font-weight-asian="normal" style:font-size-complex="16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style="italic" officeooo:rsid="0051b589" officeooo:paragraph-rsid="0051b589" style:font-size-asian="16pt" style:font-style-asian="italic" style:font-size-complex="16pt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ize="16pt" fo:font-style="normal" officeooo:rsid="00538f39" officeooo:paragraph-rsid="00538f39" style:font-size-asian="16pt" style:font-style-asian="normal" style:font-size-complex="16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6pt" fo:font-style="normal" officeooo:rsid="004e15ba" officeooo:paragraph-rsid="0053d5d6" style:font-size-asian="16pt" style:font-style-asian="normal" style:font-size-complex="16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style="normal" officeooo:rsid="0053d5d6" officeooo:paragraph-rsid="0053d5d6" style:font-size-asian="16pt" style:font-style-asian="normal" style:font-size-complex="16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6pt" fo:font-style="normal" officeooo:rsid="0053d5d6" officeooo:paragraph-rsid="0053dab9" style:font-size-asian="16pt" style:font-style-asian="normal" style:font-size-complex="16pt" style:font-style-complex="normal"/>
    </style:style>
    <style:style style:name="P43" style:family="paragraph" style:parent-style-name="Standard">
      <style:paragraph-properties fo:text-align="center" style:justify-single-word="false"/>
      <style:text-properties fo:font-size="18pt" officeooo:rsid="00275c24" officeooo:paragraph-rsid="00275c24" style:font-size-asian="18pt" style:font-size-complex="18pt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23aac2" officeooo:paragraph-rsid="0023aac2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c69b7" officeooo:paragraph-rsid="002c69b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b2c99" officeooo:paragraph-rsid="002e32b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22pt" fo:font-weight="bold" officeooo:rsid="00304447" officeooo:paragraph-rsid="00304447" style:font-size-asian="22pt" style:font-weight-asian="bold" style:font-size-complex="22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6pt" fo:font-weight="bold" officeooo:rsid="0045ceb4" officeooo:paragraph-rsid="004a7ce5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officeooo:rsid="004a7ce5" officeooo:paragraph-rsid="004a7ce5" style:font-size-asian="16pt" style:font-size-complex="16pt"/>
    </style:style>
    <style:style style:name="P50" style:family="paragraph" style:parent-style-name="Standard">
      <style:text-properties fo:font-size="16pt" fo:font-weight="normal" officeooo:rsid="004a4321" officeooo:paragraph-rsid="001e936f" style:font-size-asian="16pt" style:font-weight-asian="normal" style:font-size-complex="16pt" style:font-weight-complex="normal"/>
    </style:style>
    <style:style style:name="P51" style:family="paragraph" style:parent-style-name="Standard">
      <style:text-properties fo:font-size="16pt" fo:font-weight="normal" officeooo:rsid="004a4321" officeooo:paragraph-rsid="004a4321" style:font-size-asian="16pt" style:font-weight-asian="normal" style:font-size-complex="16pt" style:font-weight-complex="normal"/>
    </style:style>
    <style:style style:name="P52" style:family="paragraph" style:parent-style-name="Standard">
      <style:text-properties fo:font-size="16pt" fo:font-weight="normal" officeooo:rsid="004a7ce5" officeooo:paragraph-rsid="004a7ce5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6pt" fo:font-style="normal" fo:font-weight="normal" officeooo:rsid="0053d5d6" officeooo:paragraph-rsid="0053d5d6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6pt" fo:font-style="normal" fo:font-weight="normal" officeooo:rsid="0053d5d6" officeooo:paragraph-rsid="0053dab9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6pt" fo:font-style="normal" fo:font-weight="normal" officeooo:rsid="0053dab9" officeooo:paragraph-rsid="0053dab9" style:font-size-asian="16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6pt" fo:font-style="normal" officeooo:rsid="004e15ba" officeooo:paragraph-rsid="005794e3" style:font-size-asian="16pt" style:font-style-asian="normal" style:font-size-complex="16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3dab9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4fdde" style:font-style-asian="italic" style:font-style-complex="italic"/>
    </style:style>
    <style:style style:name="T5" style:family="text">
      <style:text-properties fo:font-style="italic" officeooo:rsid="004f8ac7" style:font-style-asian="italic" style:font-style-complex="italic"/>
    </style:style>
    <style:style style:name="T6" style:family="text">
      <style:text-properties fo:font-style="italic" fo:font-weight="normal" officeooo:rsid="004c3e7c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a7ce5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53d5d6" style:font-style-asian="italic" style:font-weight-asian="normal" style:font-style-complex="italic" style:font-weight-complex="normal"/>
    </style:style>
    <style:style style:name="T9" style:family="text">
      <style:text-properties fo:font-size="16pt" fo:font-weight="bold" officeooo:rsid="004f8ac7" style:font-size-asian="16pt" style:font-weight-asian="bold" style:font-size-complex="16pt" style:font-weight-complex="bold"/>
    </style:style>
    <style:style style:name="T10" style:family="text">
      <style:text-properties officeooo:rsid="002fc88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53d5d6" style:font-size-asian="14pt" style:font-weight-asian="bold" style:font-size-complex="14pt" style:font-weight-complex="bold"/>
    </style:style>
    <style:style style:name="T13" style:family="text">
      <style:text-properties officeooo:rsid="003cd50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12916" style:font-weight-asian="normal" style:font-weight-complex="normal"/>
    </style:style>
    <style:style style:name="T16" style:family="text">
      <style:text-properties fo:font-weight="normal" officeooo:rsid="004a4321" style:font-weight-asian="normal" style:font-weight-complex="normal"/>
    </style:style>
    <style:style style:name="T17" style:family="text">
      <style:text-properties fo:font-weight="normal" officeooo:rsid="004a7ce5" style:font-weight-asian="normal" style:font-weight-complex="normal"/>
    </style:style>
    <style:style style:name="T18" style:family="text">
      <style:text-properties fo:font-weight="normal" officeooo:rsid="0053d5d6" style:font-weight-asian="normal" style:font-weight-complex="normal"/>
    </style:style>
    <style:style style:name="T19" style:family="text">
      <style:text-properties fo:font-weight="normal" officeooo:rsid="0053dab9" style:font-weight-asian="normal" style:font-weight-complex="normal"/>
    </style:style>
    <style:style style:name="T20" style:family="text">
      <style:text-properties fo:font-weight="normal" officeooo:rsid="0054b9b6" style:font-weight-asian="normal" style:font-weight-complex="normal"/>
    </style:style>
    <style:style style:name="T21" style:family="text">
      <style:text-properties fo:font-weight="normal" officeooo:rsid="005794e3" style:font-weight-asian="normal" style:font-weight-complex="normal"/>
    </style:style>
    <style:style style:name="T22" style:family="text">
      <style:text-properties officeooo:rsid="0044fdde"/>
    </style:style>
    <style:style style:name="T23" style:family="text">
      <style:text-properties officeooo:rsid="0046d9a4"/>
    </style:style>
    <style:style style:name="T24" style:family="text">
      <style:text-properties officeooo:rsid="004a4321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bold" officeooo:rsid="00412916" style:font-size-asian="24pt" style:font-weight-asian="bold" style:font-size-complex="24pt" style:font-weight-complex="bold"/>
    </style:style>
    <style:style style:name="T27" style:family="text">
      <style:text-properties fo:font-size="24pt" fo:font-weight="bold" officeooo:rsid="00518807" style:font-size-asian="24pt" style:font-weight-asian="bold" style:font-size-complex="24pt" style:font-weight-complex="bold"/>
    </style:style>
    <style:style style:name="T28" style:family="text">
      <style:text-properties fo:font-size="24pt" fo:font-weight="bold" officeooo:rsid="0053d5d6" style:font-size-asian="24pt" style:font-weight-asian="bold" style:font-size-complex="24pt" style:font-weight-complex="bold"/>
    </style:style>
    <style:style style:name="T29" style:family="text">
      <style:text-properties fo:font-size="24pt" fo:font-weight="bold" officeooo:rsid="0053dab9" style:font-size-asian="24pt" style:font-weight-asian="bold" style:font-size-complex="24pt" style:font-weight-complex="bold"/>
    </style:style>
    <style:style style:name="T30" style:family="text">
      <style:text-properties officeooo:rsid="004a7ce5"/>
    </style:style>
    <style:style style:name="T31" style:family="text">
      <style:text-properties officeooo:rsid="004f8ac7"/>
    </style:style>
    <style:style style:name="T32" style:family="text">
      <style:text-properties officeooo:rsid="00538f39"/>
    </style:style>
    <style:style style:name="T33" style:family="text">
      <style:text-properties officeooo:rsid="0053d5d6"/>
    </style:style>
    <style:style style:name="T34" style:family="text">
      <style:text-properties fo:font-size="12pt" fo:font-weight="normal" officeooo:rsid="00555931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Departamento de Informática</text:p>
      <text:p text:style-name="P45">I.E.S. “El Rincón”</text:p>
      <text:p text:style-name="P45">Las Palmas de Gran Canaria</text:p>
      <text:p text:style-name="P46"><text:span text:style-name="T22">4</text:span> de <text:span text:style-name="T13">Dic</text:span>iembre de 201<text:span text:style-name="T13">8</text:span></text:p>
      <text:p text:style-name="P27"/>
      <text:p text:style-name="P27">EXAMEN DE LA PRIMERA EVALUACION </text:p>
      <text:p text:style-name="P29">(<text:span text:style-name="T22">PROGRAMACIÓN</text:span>)</text:p>
      <text:p text:style-name="P4"/>
      <text:p text:style-name="P3"/>
      <text:p text:style-name="P8">Importa <text:span text:style-name="T10">en Eclipse</text:span> el proyecto que se adjunta, <text:span text:style-name="T3">Examen.zip</text:span></text:p>
      <text:p text:style-name="P8"/>
      <text:p text:style-name="P32">Pasos a seguir:</text:p>
      <text:p text:style-name="P32"/>
      <text:p text:style-name="P30">1- <text:s/>Descomprimir el fichero Examen.zip. Dentro debe aparecer la carpeta .git, <text:span text:style-name="T24">que es el</text:span> repositorio del proyecto. </text:p>
      <text:p text:style-name="P30"/>
      <text:p text:style-name="P30">2- <text:s/><text:span text:style-name="T3">File → Import → Projects from Git → Existing local repository</text:span></text:p>
      <text:p text:style-name="P30"/>
      <text:p text:style-name="P33"/>
      <text:p text:style-name="P30">Buscar el directorio .git anterior y avanzar hasta importar el proyecto.</text:p>
      <text:p text:style-name="P30"/>
      <text:p text:style-name="P35">Una vez importado, debe haber un proyecto llamado</text:p>
      <text:p text:style-name="P35"/>
      <text:p text:style-name="P36"><text:s/>“<text:span text:style-name="T1">Examen4Diciembre18</text:span>”. </text:p>
      <text:p text:style-name="P35"/>
      <text:p text:style-name="P35">Sobre ese proyecto se debe hacer el examen.</text:p>
      <text:p text:style-name="P34"/>
      <text:p text:style-name="P30">Comprobar que existe una primera versión, cuyo texto es “Versión inicial <text:span text:style-name="T22">4</text:span> de diciembre de 2018”. <text:span text:style-name="T23">Para ello, ir a la opción </text:span></text:p>
      <text:p text:style-name="P30"/>
      <text:p text:style-name="P37">Team → Show History</text:p>
      <text:p text:style-name="P12"/>
      <text:p text:style-name="P12"/>
      <text:p text:style-name="P14">Se hará una versión <text:span text:style-name="T24">del proyecto </text:span>, <text:span text:style-name="T22">usando git en Eclipse (Opción “</text:span><text:span text:style-name="T4">Team → Commit</text:span><text:span text:style-name="T22">”)</text:span>:</text:p>
      <text:p text:style-name="P14"/>
      <text:p text:style-name="P14"><text:span text:style-name="T22">a)</text:span> cada vez que se consiga un objetivo o </text:p>
      <text:p text:style-name="P14"><text:span text:style-name="T22">b) </text:span>cuando lo especifique el profesor. </text:p>
      <text:p text:style-name="P13"/>
      <text:p text:style-name="P13"/>
      <text:p text:style-name="P15">Para entregar el proyecto se debe comprimir en formato zip. Comprobar <text:soft-page-break/>que dicho fichero contiene el proyecto con la carpeta .git.</text:p>
      <text:p text:style-name="P15"/>
      <text:p text:style-name="P17"/>
      <text:p text:style-name="P48">IMPORTANTE</text:p>
      <text:p text:style-name="P48"/>
      <text:p text:style-name="P18"><text:span text:style-name="T30">1. </text:span>Los objetivos descritos a continuación se hacen EN EL PROYECTO que se aporta. No subir otro proyecto, ya que no se podrá corregir.</text:p>
      <text:p text:style-name="P18"/>
      <text:p text:style-name="P20">2. Lee la descripción de cada objetivo. Si no se tiene claro QUÉ se pide, preguntar al profesor.</text:p>
      <text:p text:style-name="P18"/>
      <text:p text:style-name="P20">3. En el proyecto <text:span text:style-name="T33">a entregar </text:span>sólo debe estar el código que se ha pedido. No pegar código realizado en clase.</text:p>
      <text:p text:style-name="P20"/>
      <text:p text:style-name="P25">4. Seguir las indicaciones en cada objetivo. Por ejemplo, si se pide hacer un bucle con while, no se puede hacer con for (aunque funcione)</text:p>
      <text:p text:style-name="P25"/>
      <text:p text:style-name="P25">5. Los métodos deben invocarse y comprobar si lo que hacen/devuelven es correcto. Usar el Depurador (con un punto de ruptura)</text:p>
      <text:p text:style-name="P16"/>
      <text:p text:style-name="P9"/>
      <text:p text:style-name="P28"/>
      <text:p text:style-name="P47">OBJETIVOS</text:p>
      <text:p text:style-name="P11"/>
      <text:p text:style-name="P10"/>
      <text:p text:style-name="P10"><text:span text:style-name="T26">1</text:span><text:span text:style-name="T25">.</text:span><text:span text:style-name="T15"> </text:span><text:span text:style-name="T16">Aplicando las reglas de estilo (mayúsculas , etc..) </text:span><text:span text:style-name="T17">dentro de la </text:span><text:span text:style-name="T16"><text:s/>clase </text:span><text:span text:style-name="T6">datos.</text:span><text:span text:style-name="T7">Examen</text:span><text:span text:style-name="T17">,</text:span><text:span text:style-name="T16"> poner 4 propiedades, que tengan los tipos :</text:span></text:p>
      <text:p text:style-name="P50"/>
      <text:p text:style-name="P51">int, String, char y boolean.</text:p>
      <text:p text:style-name="P51"/>
      <text:p text:style-name="P52">Los nombres de cada propiedad se dejan a criterio de cada un@.</text:p>
      <text:p text:style-name="P51"/>
      <text:p text:style-name="P19"><text:span text:style-name="T14">Crear 2 </text:span><text:span text:style-name="T1">constructores</text:span><text:span text:style-name="T14"> para esta clase: uno </text:span><text:span text:style-name="T1">sin</text:span><text:span text:style-name="T14"> parámetros y otro con todos los parámetros.</text:span></text:p>
      <text:p text:style-name="P31"/>
      <text:p text:style-name="P20">Crear getter/setter de las propiedades.</text:p>
      <text:p text:style-name="P20"/>
      <text:p text:style-name="P20"><text:span text:style-name="T25">2.</text:span> En el método <text:span text:style-name="T3">main</text:span>, dentro de la clase <text:s/><text:span text:style-name="T3">examen.Pruebas</text:span>:</text:p>
      <text:p text:style-name="P20"><text:soft-page-break/></text:p>
      <text:p text:style-name="P20"><text:s text:c="6"/><text:span text:style-name="T1">2.1</text:span> declara e inicializa <text:s/><text:span text:style-name="T1">dos</text:span> objetos de la clase <text:span text:style-name="T3">Examen</text:span>.</text:p>
      <text:p text:style-name="P20"><text:s text:c="6"/><text:span text:style-name="T1">2.2</text:span> añadir los dos objetos anteriores a un <text:span text:style-name="T1">array</text:span> de esa clase, de 5 elementos de tamaño.</text:p>
      <text:p text:style-name="P20"/>
      <text:p text:style-name="P21"><text:span text:style-name="T25">3.</text:span> <text:span text:style-name="T31">Crear un método que devuelva el producto de dos números enteros. El prototipo del método debe ser :</text:span></text:p>
      <text:p text:style-name="P21"/>
      <text:p text:style-name="P22"><text:s text:c="4"/><text:span text:style-name="T3"><text:s text:c="2"/></text:span><text:span text:style-name="T5">public int productoDosNumeros (int a, int b)</text:span></text:p>
      <text:p text:style-name="P20"/>
      <text:p text:style-name="P24">La implementación del método se debe hacer haciendo “repetición de sumas”.</text:p>
      <text:p text:style-name="P20"/>
      <text:p text:style-name="P23"><text:span text:style-name="T27">4</text:span><text:span text:style-name="T25">.</text:span> <text:span text:style-name="T31">Crea un método que devuelva un array de n objetos de <text:s/>la clase Examen, creada en el objetivo 1.</text:span></text:p>
      <text:p text:style-name="P23"/>
      <text:p text:style-name="P23"/>
      <text:p text:style-name="P25">El prototipo debe ser : </text:p>
      <text:p text:style-name="P25"/>
      <text:p text:style-name="P38">public Examen[] creaObjetosExamen (int <text:span text:style-name="T32">n</text:span>)</text:p>
      <text:p text:style-name="P38"/>
      <text:p text:style-name="P39">En la implementación del método usar solamente la instrucción <text:span text:style-name="T3">while</text:span>. ¡No usar <text:span text:style-name="T3">for</text:span> !</text:p>
      <text:p text:style-name="P40"><text:span text:style-name="T28">5</text:span><text:span text:style-name="T25">. </text:span><text:span text:style-name="T18">A partir de la propiedad </text:span><text:span text:style-name="T8">notasAlumnos</text:span><text:span text:style-name="T18">, </text:span><text:span text:style-name="T21">clase Examen,</text:span><text:span text:style-name="T18"> se pide:</text:span></text:p>
      <text:p text:style-name="P53"/>
      <text:p text:style-name="P41"><text:span text:style-name="T18">U</text:span><text:span text:style-name="T14">n listado con</text:span><text:span text:style-name="T1"> la nota media de cada alumno.</text:span><text:span text:style-name="T14"> </text:span><text:span text:style-name="T20">Debe salir el nombre <text:s/>de cada alumno con su nota media</text:span></text:p>
      <text:p text:style-name="P26"/>
      <text:p text:style-name="P56"><text:span text:style-name="T29">6</text:span><text:span text:style-name="T25">. </text:span><text:span text:style-name="T18">A partir de la propiedad </text:span><text:span text:style-name="T8">notasAlumnos</text:span><text:span text:style-name="T18">, </text:span><text:span text:style-name="T21">clase Examen,</text:span><text:span text:style-name="T18"> se pide:</text:span></text:p>
      <text:p text:style-name="P54"/>
      <text:p text:style-name="P42"><text:span text:style-name="T14">Un listado con </text:span><text:span text:style-name="T1">la nota media </text:span><text:span text:style-name="T2">por cada módulo</text:span><text:span text:style-name="T19">. </text:span><text:span text:style-name="T20">Debe salir el nombre de cada módulo y su nota media.</text:span></text:p>
      <text:p text:style-name="P55"/>
      <text:p text:style-name="P55"/>
      <text:p text:style-name="P44">CALIFICACION DE CADA OBJETIVO </text:p>
      <text:p text:style-name="P5"/>
      <text:p text:style-name="P6">1. : <text:span text:style-name="T9">1</text:span><text:span text:style-name="T11"> </text:span><text:s text:c="4"/>2.: <text:span text:style-name="T12">1</text:span> <text:s text:c="3"/>3.: <text:span text:style-name="T11">2</text:span> <text:s text:c="3"/>4.: <text:span text:style-name="T12">1</text:span> <text:s text:c="3"/>5.: <text:s/><text:span text:style-name="T12">2,5 <text:s/></text:span><text:span text:style-name="T34">6</text:span><text:span text:style-name="T11">.: <text:s/></text:span><text:span text:style-name="T12">2,5</text:span><text:span text:style-name="T11"> <text:s text:c="2"/></text:span><text:s text:c="3"/></text:p>
      <text:p text:style-name="P7"/>
      <text:p text:style-name="P7"><text:soft-page-break/></text:p>
      <text:p text:style-name="P7"/>
      <text:p text:style-name="P7"/>
      <text:p text:style-name="P43"/>
      <text:p text:style-name="P43"/>
      <text:p text:style-name="P43"/>
      <text:p text:style-name="P43"/>
      <text:p text:style-name="P7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29:22.032000000</meta:creation-date>
    <dc:date>2018-12-03T20:59:04.408000000</dc:date>
    <meta:editing-duration>P4DT8H30M37S</meta:editing-duration>
    <meta:editing-cycles>64</meta:editing-cycles>
    <meta:generator>LibreOffice/5.0.3.2$Windows_x86 LibreOffice_project/e5f16313668ac592c1bfb310f4390624e3dbfb75</meta:generator>
    <meta:document-statistic meta:table-count="0" meta:image-count="0" meta:object-count="0" meta:page-count="4" meta:paragraph-count="48" meta:word-count="535" meta:character-count="3083" meta:non-whitespace-character-count="2540"/>
  </office:meta>
</office:document-meta>
</file>